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svg:font-family="'Noto Sans Arabic'" style:font-family-generic="system"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Table1" style:family="table">
      <style:table-properties style:width="16.51cm" fo:margin-left="0.002cm" fo:margin-top="0cm" fo:margin-bottom="0cm" table:align="left" style:writing-mode="page"/>
    </style:style>
    <style:style style:name="Table1.A" style:family="table-column">
      <style:table-column-properties style:column-width="5.644cm"/>
    </style:style>
    <style:style style:name="Table1.B" style:family="table-column">
      <style:table-column-properties style:column-width="10.866cm"/>
    </style:style>
    <style:style style:name="Table1.1" style:family="table-row">
      <style:table-row-properties fo:keep-together="auto"/>
    </style:style>
    <style:style style:name="Table1.A1" style:family="table-cell">
      <style:table-cell-properties fo:background-color="#f2f2f2" fo:padding-left="0.212cm" fo:padding-right="0.212cm" fo:padding-top="0.141cm" fo:padding-bottom="0.141cm" fo:border="0.1pt solid #999999">
        <style:background-image/>
      </style:table-cell-properties>
    </style:style>
    <style:style style:name="Table1.A2" style:family="table-cell">
      <style:table-cell-properties fo:padding-left="0.212cm" fo:padding-right="0.212cm" fo:padding-top="0.141cm" fo:padding-bottom="0.141cm" fo:border="0.1pt solid #999999"/>
    </style:style>
    <style:style style:name="Table1.B2" style:family="table-cell">
      <style:table-cell-properties fo:padding-left="0.212cm" fo:padding-right="0.212cm" fo:padding-top="0.141cm" fo:padding-bottom="0.141cm" fo:border="0.1pt solid #999999"/>
    </style:style>
    <style:style style:name="Table1.A4" style:family="table-cell">
      <style:table-cell-properties fo:padding-left="0.212cm" fo:padding-right="0.212cm" fo:padding-top="0.141cm" fo:padding-bottom="0.141cm" fo:border="0.1pt solid #999999"/>
    </style:style>
    <style:style style:name="Table1.B4" style:family="table-cell">
      <style:table-cell-properties fo:padding-left="0.212cm" fo:padding-right="0.212cm" fo:padding-top="0.141cm" fo:padding-bottom="0.141cm" fo:border="0.1pt solid #999999"/>
    </style:style>
    <style:style style:name="Table1.A6" style:family="table-cell">
      <style:table-cell-properties fo:padding-left="0.212cm" fo:padding-right="0.212cm" fo:padding-top="0.141cm" fo:padding-bottom="0.141cm" fo:border="0.1pt solid #999999"/>
    </style:style>
    <style:style style:name="Table1.B6" style:family="table-cell">
      <style:table-cell-properties fo:padding-left="0.212cm" fo:padding-right="0.212cm" fo:padding-top="0.141cm" fo:padding-bottom="0.141cm" fo:border="0.1pt solid #999999"/>
    </style:style>
    <style:style style:name="Table1.A8" style:family="table-cell">
      <style:table-cell-properties fo:padding-left="0.212cm" fo:padding-right="0.212cm" fo:padding-top="0.141cm" fo:padding-bottom="0.141cm" fo:border="0.1pt solid #999999"/>
    </style:style>
    <style:style style:name="Table1.B8" style:family="table-cell">
      <style:table-cell-properties fo:padding-left="0.212cm" fo:padding-right="0.212cm" fo:padding-top="0.141cm" fo:padding-bottom="0.141cm" fo:border="0.1pt solid #999999"/>
    </style:style>
    <style:style style:name="Table2" style:family="table">
      <style:table-properties style:width="16.51cm" fo:margin-left="0.002cm" fo:margin-top="0cm" fo:margin-bottom="0cm" table:align="left" style:writing-mode="page"/>
    </style:style>
    <style:style style:name="Table2.A" style:family="table-column">
      <style:table-column-properties style:column-width="2.822cm"/>
    </style:style>
    <style:style style:name="Table2.B" style:family="table-column">
      <style:table-column-properties style:column-width="3.552cm"/>
    </style:style>
    <style:style style:name="Table2.C" style:family="table-column">
      <style:table-column-properties style:column-width="2.722cm"/>
    </style:style>
    <style:style style:name="Table2.D" style:family="table-column">
      <style:table-column-properties style:column-width="2.515cm"/>
    </style:style>
    <style:style style:name="Table2.E" style:family="table-column">
      <style:table-column-properties style:column-width="2.228cm"/>
    </style:style>
    <style:style style:name="Table2.F" style:family="table-column">
      <style:table-column-properties style:column-width="2.671cm"/>
    </style:style>
    <style:style style:name="Table2.1" style:family="table-row">
      <style:table-row-properties fo:keep-together="auto"/>
    </style:style>
    <style:style style:name="Table2.A1" style:family="table-cell">
      <style:table-cell-properties fo:background-color="#1f4e79" fo:padding-left="0.212cm" fo:padding-right="0.212cm" fo:padding-top="0.141cm" fo:padding-bottom="0.141cm" fo:border="0.1pt solid #999999">
        <style:background-image/>
      </style:table-cell-properties>
    </style:style>
    <style:style style:name="Table2.A2" style:family="table-cell">
      <style:table-cell-properties fo:background-color="#f2f2f2" fo:padding-left="0.212cm" fo:padding-right="0.212cm" fo:padding-top="0.141cm" fo:padding-bottom="0.141cm" fo:border="0.1pt solid #999999">
        <style:background-image/>
      </style:table-cell-properties>
    </style:style>
    <style:style style:name="Table2.A3" style:family="table-cell">
      <style:table-cell-properties fo:padding-left="0.212cm" fo:padding-right="0.212cm" fo:padding-top="0.141cm" fo:padding-bottom="0.141cm" fo:border="0.1pt solid #999999"/>
    </style:style>
    <style:style style:name="Table2.B3" style:family="table-cell">
      <style:table-cell-properties fo:padding-left="0.212cm" fo:padding-right="0.212cm" fo:padding-top="0.141cm" fo:padding-bottom="0.141cm" fo:border="0.1pt solid #999999"/>
    </style:style>
    <style:style style:name="Table2.C3" style:family="table-cell">
      <style:table-cell-properties fo:padding-left="0.212cm" fo:padding-right="0.212cm" fo:padding-top="0.141cm" fo:padding-bottom="0.141cm" fo:border="0.1pt solid #999999"/>
    </style:style>
    <style:style style:name="Table2.D3" style:family="table-cell">
      <style:table-cell-properties fo:padding-left="0.212cm" fo:padding-right="0.212cm" fo:padding-top="0.141cm" fo:padding-bottom="0.141cm" fo:border="0.1pt solid #999999"/>
    </style:style>
    <style:style style:name="Table2.E3" style:family="table-cell">
      <style:table-cell-properties fo:padding-left="0.212cm" fo:padding-right="0.212cm" fo:padding-top="0.141cm" fo:padding-bottom="0.141cm" fo:border="0.1pt solid #999999"/>
    </style:style>
    <style:style style:name="Table2.F3" style:family="table-cell">
      <style:table-cell-properties fo:padding-left="0.212cm" fo:padding-right="0.212cm" fo:padding-top="0.141cm" fo:padding-bottom="0.141cm" fo:border="0.1pt solid #999999"/>
    </style:style>
    <style:style style:name="Table2.A5" style:family="table-cell">
      <style:table-cell-properties fo:padding-left="0.212cm" fo:padding-right="0.212cm" fo:padding-top="0.141cm" fo:padding-bottom="0.141cm" fo:border="0.1pt solid #999999"/>
    </style:style>
    <style:style style:name="Table2.B5" style:family="table-cell">
      <style:table-cell-properties fo:padding-left="0.212cm" fo:padding-right="0.212cm" fo:padding-top="0.141cm" fo:padding-bottom="0.141cm" fo:border="0.1pt solid #999999"/>
    </style:style>
    <style:style style:name="Table2.C5" style:family="table-cell">
      <style:table-cell-properties fo:padding-left="0.212cm" fo:padding-right="0.212cm" fo:padding-top="0.141cm" fo:padding-bottom="0.141cm" fo:border="0.1pt solid #999999"/>
    </style:style>
    <style:style style:name="Table2.D5" style:family="table-cell">
      <style:table-cell-properties fo:padding-left="0.212cm" fo:padding-right="0.212cm" fo:padding-top="0.141cm" fo:padding-bottom="0.141cm" fo:border="0.1pt solid #999999"/>
    </style:style>
    <style:style style:name="Table2.E5" style:family="table-cell">
      <style:table-cell-properties fo:padding-left="0.212cm" fo:padding-right="0.212cm" fo:padding-top="0.141cm" fo:padding-bottom="0.141cm" fo:border="0.1pt solid #999999"/>
    </style:style>
    <style:style style:name="Table2.F5" style:family="table-cell">
      <style:table-cell-properties fo:padding-left="0.212cm" fo:padding-right="0.212cm" fo:padding-top="0.141cm" fo:padding-bottom="0.141cm" fo:border="0.1pt solid #999999"/>
    </style:style>
    <style:style style:name="P1" style:family="paragraph" style:parent-style-name="Standard">
      <style:paragraph-properties fo:margin-top="0cm" fo:margin-bottom="0.212cm" style:contextual-spacing="false"/>
    </style:style>
    <style:style style:name="P2" style:family="paragraph" style:parent-style-name="Standard">
      <style:paragraph-properties fo:margin-top="0cm" fo:margin-bottom="0.353cm" style:contextual-spacing="false" fo:text-align="center" style:justify-single-word="false"/>
      <style:text-properties fo:color="#1f4e79" loext:opacity="100%" style:font-name="Arial" fo:font-size="22pt" fo:font-weight="bold" style:font-name-asian="Arial1" style:font-size-asian="22pt" style:font-weight-asian="bold" style:font-name-complex="Arial1" style:font-size-complex="22pt" style:font-weight-complex="bold"/>
    </style:style>
    <style:style style:name="P3" style:family="paragraph" style:parent-style-name="Standard">
      <style:paragraph-properties fo:margin-top="0cm" fo:margin-bottom="0.176cm" style:contextual-spacing="false" fo:text-align="center" style:justify-single-word="false"/>
      <style:text-properties fo:color="#2e75b6" loext:opacity="100%" style:font-name="Arial" fo:font-size="18pt" style:font-name-asian="Arial1" style:font-size-asian="18pt" style:font-name-complex="Arial1" style:font-size-complex="18pt"/>
    </style:style>
    <style:style style:name="P4" style:family="paragraph" style:parent-style-name="Standard">
      <style:paragraph-properties fo:margin-top="0cm" fo:margin-bottom="0.706cm" style:contextual-spacing="false" fo:text-align="center" style:justify-single-word="false"/>
      <style:text-properties fo:color="#666666" loext:opacity="100%" style:font-name="Arial" fo:font-size="14pt" fo:font-style="italic" style:font-name-asian="Arial1" style:font-size-asian="14pt" style:font-style-asian="italic" style:font-name-complex="Arial1" style:font-size-complex="14pt" style:font-style-complex="italic"/>
    </style:style>
    <style:style style:name="P5" style:family="paragraph" style:parent-style-name="Standard">
      <style:paragraph-properties fo:margin-top="0cm" fo:margin-bottom="0.176cm" style:contextual-spacing="false" fo:text-align="center" style:justify-single-word="false"/>
      <style:text-properties fo:color="#444444" loext:opacity="100%" style:font-name="Arial" style:font-name-asian="Arial1" style:font-name-complex="Arial1"/>
    </style:style>
    <style:style style:name="P6" style:family="paragraph" style:parent-style-name="Heading_20_1">
      <style:paragraph-properties fo:margin-top="0cm" fo:margin-bottom="0cm" style:contextual-spacing="false" fo:break-before="page"/>
    </style:style>
    <style:style style:name="P7" style:family="paragraph" style:parent-style-name="Standard">
      <style:text-properties style:font-name="Arial" fo:font-size="10pt" fo:font-weight="bold" style:font-name-asian="Arial1" style:font-size-asian="10pt" style:font-weight-asian="bold" style:font-name-complex="Arial1" style:font-size-complex="10pt" style:font-weight-complex="bold"/>
    </style:style>
    <style:style style:name="P8" style:family="paragraph" style:parent-style-name="Standard">
      <style:text-properties style:font-name="Arial" fo:font-size="10pt" style:font-name-asian="Arial1" style:font-size-asian="10pt" style:font-name-complex="Arial1" style:font-size-complex="10pt"/>
    </style:style>
    <style:style style:name="P9" style:family="paragraph" style:parent-style-name="Standard">
      <style:text-properties style:font-name="Arial" fo:font-size="10pt" fo:background-color="#ffff00" style:font-name-asian="Arial1" style:font-size-asian="10pt" style:font-name-complex="Arial1" style:font-size-complex="10pt"/>
    </style:style>
    <style:style style:name="P10" style:family="paragraph" style:parent-style-name="Standard">
      <style:paragraph-properties fo:margin-top="0cm" fo:margin-bottom="0.212cm" style:contextual-spacing="false"/>
      <style:text-properties fo:color="#666666" loext:opacity="100%" style:font-name="Arial" fo:font-style="italic" style:font-name-asian="Arial1" style:font-style-asian="italic" style:font-name-complex="Arial1" style:font-style-complex="italic"/>
    </style:style>
    <style:style style:name="P11" style:family="paragraph" style:parent-style-name="Standard">
      <style:text-properties style:font-name="Aptos Display" fo:font-size="16pt" fo:font-style="italic" fo:font-weight="bold" style:font-size-asian="16pt" style:font-style-asian="italic" style:font-weight-asian="bold" style:font-size-complex="16pt" style:font-style-complex="italic" style:font-weight-complex="bold"/>
    </style:style>
    <style:style style:name="P12" style:family="paragraph" style:parent-style-name="Standard">
      <style:paragraph-properties fo:margin-top="0cm" fo:margin-bottom="0.212cm" style:contextual-spacing="false"/>
      <style:text-properties style:font-name="Arial" style:font-name-asian="Arial1" style:font-name-complex="Arial1"/>
    </style:style>
    <style:style style:name="P13" style:family="paragraph" style:parent-style-name="Standard">
      <style:text-properties style:font-name="Aptos Display" fo:font-size="14pt" fo:font-style="italic" fo:font-weight="bold" style:font-size-asian="14pt" style:font-style-asian="italic" style:font-weight-asian="bold" style:font-size-complex="14pt" style:font-style-complex="italic" style:font-weight-complex="bold"/>
    </style:style>
    <style:style style:name="P14" style:family="paragraph" style:parent-style-name="Heading_20_2">
      <style:paragraph-properties fo:margin-top="0cm" fo:margin-bottom="0cm" style:contextual-spacing="false" fo:break-before="page"/>
    </style:style>
    <style:style style:name="P15" style:family="paragraph" style:parent-style-name="Standard">
      <style:paragraph-properties fo:margin-top="0cm" fo:margin-bottom="0.212cm" style:contextual-spacing="false"/>
      <style:text-properties style:font-name="Arial" fo:font-weight="bold" style:font-name-asian="Arial1" style:font-weight-asian="bold" style:font-name-complex="Arial1" style:font-weight-complex="bold"/>
    </style:style>
    <style:style style:name="P16" style:family="paragraph" style:parent-style-name="List_20_Paragraph" style:list-style-name="WWNum2">
      <style:paragraph-properties fo:margin-top="0cm" fo:margin-bottom="0.106cm" style:contextual-spacing="true"/>
      <style:text-properties style:font-name="Arial" style:font-name-asian="Arial1" style:font-name-complex="Arial1"/>
    </style:style>
    <style:style style:name="P17" style:family="paragraph" style:parent-style-name="Standard">
      <style:paragraph-properties fo:margin-left="0cm" fo:margin-top="0cm" fo:margin-bottom="0.212cm" style:contextual-spacing="false" fo:text-indent="0cm" style:auto-text-indent="false"/>
    </style:style>
    <style:style style:name="P18" style:family="paragraph" style:parent-style-name="List_20_Paragraph" style:list-style-name="WWNum5">
      <style:paragraph-properties fo:margin-top="0cm" fo:margin-bottom="0.106cm" style:contextual-spacing="true"/>
      <style:text-properties style:font-name="Arial" style:font-name-asian="Arial1" style:font-name-complex="Arial1"/>
    </style:style>
    <style:style style:name="P19" style:family="paragraph" style:parent-style-name="List_20_Paragraph" style:list-style-name="WWNum5">
      <style:paragraph-properties fo:margin-top="0cm" fo:margin-bottom="0.106cm" style:contextual-spacing="true"/>
    </style:style>
    <style:style style:name="P20" style:family="paragraph" style:parent-style-name="List_20_Paragraph" style:list-style-name="WWNum6">
      <style:paragraph-properties fo:margin-top="0cm" fo:margin-bottom="0.106cm" style:contextual-spacing="true"/>
      <style:text-properties style:font-name="Arial" style:font-name-asian="Arial1" style:font-name-complex="Arial1"/>
    </style:style>
    <style:style style:name="P21" style:family="paragraph" style:parent-style-name="List_20_Paragraph" style:list-style-name="WWNum7">
      <style:paragraph-properties fo:margin-top="0cm" fo:margin-bottom="0.106cm" style:contextual-spacing="true"/>
      <style:text-properties style:font-name="Arial" style:font-name-asian="Arial1" style:font-name-complex="Arial1"/>
    </style:style>
    <style:style style:name="P22" style:family="paragraph" style:parent-style-name="List_20_Paragraph" style:list-style-name="WWNum8">
      <style:paragraph-properties fo:margin-top="0cm" fo:margin-bottom="0.106cm" style:contextual-spacing="true"/>
      <style:text-properties style:font-name="Arial" style:font-name-asian="Arial1" style:font-name-complex="Arial1"/>
    </style:style>
    <style:style style:name="P23" style:family="paragraph" style:parent-style-name="List_20_Paragraph" style:list-style-name="WWNum9">
      <style:paragraph-properties fo:margin-top="0cm" fo:margin-bottom="0.106cm" style:contextual-spacing="true"/>
      <style:text-properties style:font-name="Arial" style:font-name-asian="Arial1" style:font-name-complex="Arial1"/>
    </style:style>
    <style:style style:name="P24" style:family="paragraph" style:parent-style-name="List_20_Paragraph" style:list-style-name="WWNum10">
      <style:paragraph-properties fo:margin-top="0cm" fo:margin-bottom="0.106cm" style:contextual-spacing="true"/>
    </style:style>
    <style:style style:name="P25" style:family="paragraph" style:parent-style-name="List_20_Paragraph" style:list-style-name="WWNum10">
      <style:paragraph-properties fo:margin-top="0cm" fo:margin-bottom="0.106cm" style:contextual-spacing="true"/>
      <style:text-properties style:font-name="Arial" style:font-name-asian="Arial1" style:font-name-complex="Arial1"/>
    </style:style>
    <style:style style:name="P26" style:family="paragraph" style:parent-style-name="List_20_Paragraph" style:list-style-name="WWNum11">
      <style:paragraph-properties fo:margin-top="0cm" fo:margin-bottom="0.106cm" style:contextual-spacing="true"/>
      <style:text-properties style:font-name="Arial" style:font-name-asian="Arial1" style:font-name-complex="Arial1"/>
    </style:style>
    <style:style style:name="P27" style:family="paragraph" style:parent-style-name="List_20_Paragraph" style:list-style-name="WWNum12">
      <style:paragraph-properties fo:margin-top="0cm" fo:margin-bottom="0.106cm" style:contextual-spacing="true"/>
      <style:text-properties style:font-name="Arial" style:font-name-asian="Arial1" style:font-name-complex="Arial1"/>
    </style:style>
    <style:style style:name="P28" style:family="paragraph" style:parent-style-name="List_20_Paragraph" style:list-style-name="WWNum13">
      <style:paragraph-properties fo:margin-top="0cm" fo:margin-bottom="0.106cm" style:contextual-spacing="true"/>
      <style:text-properties style:font-name="Arial" style:font-name-asian="Arial1" style:font-name-complex="Arial1"/>
    </style:style>
    <style:style style:name="P29" style:family="paragraph" style:parent-style-name="List_20_Paragraph" style:list-style-name="WWNum13">
      <style:paragraph-properties fo:margin-top="0cm" fo:margin-bottom="0.106cm" style:contextual-spacing="true"/>
    </style:style>
    <style:style style:name="P30" style:family="paragraph" style:parent-style-name="List_20_Paragraph" style:list-style-name="WWNum14">
      <style:paragraph-properties fo:margin-top="0cm" fo:margin-bottom="0.106cm" style:contextual-spacing="true"/>
      <style:text-properties style:font-name="Arial" style:font-name-asian="Arial1" style:font-name-complex="Arial1"/>
    </style:style>
    <style:style style:name="P31" style:family="paragraph" style:parent-style-name="List_20_Paragraph" style:list-style-name="WWNum15">
      <style:paragraph-properties fo:margin-top="0cm" fo:margin-bottom="0.106cm" style:contextual-spacing="true"/>
      <style:text-properties style:font-name="Arial" style:font-name-asian="Arial1" style:font-name-complex="Arial1"/>
    </style:style>
    <style:style style:name="P32" style:family="paragraph" style:parent-style-name="List_20_Paragraph" style:list-style-name="WWNum16">
      <style:paragraph-properties fo:margin-top="0cm" fo:margin-bottom="0.106cm" style:contextual-spacing="true"/>
      <style:text-properties style:font-name="Arial" style:font-name-asian="Arial1" style:font-name-complex="Arial1"/>
    </style:style>
    <style:style style:name="P33" style:family="paragraph" style:parent-style-name="List_20_Paragraph" style:list-style-name="WWNum17">
      <style:paragraph-properties fo:margin-top="0cm" fo:margin-bottom="0.106cm" style:contextual-spacing="true"/>
    </style:style>
    <style:style style:name="P34" style:family="paragraph" style:parent-style-name="List_20_Paragraph" style:list-style-name="WWNum18">
      <style:paragraph-properties fo:margin-top="0cm" fo:margin-bottom="0.106cm" style:contextual-spacing="true"/>
      <style:text-properties style:font-name="Arial" style:font-name-asian="Arial1" style:font-name-complex="Arial1"/>
    </style:style>
    <style:style style:name="P35" style:family="paragraph" style:parent-style-name="Standard">
      <style:text-properties fo:color="#ffffff" loext:opacity="100%" style:font-name="Arial" fo:font-size="10pt" fo:font-weight="bold" style:font-name-asian="Arial1" style:font-size-asian="10pt" style:font-weight-asian="bold" style:font-name-complex="Arial1" style:font-size-complex="10pt" style:font-weight-complex="bold"/>
    </style:style>
    <style:style style:name="P36" style:family="paragraph" style:parent-style-name="List_20_Paragraph" style:list-style-name="WWNum19">
      <style:paragraph-properties fo:margin-top="0cm" fo:margin-bottom="0.106cm" style:contextual-spacing="true"/>
      <style:text-properties style:font-name="Arial" style:font-name-asian="Arial1" style:font-name-complex="Arial1"/>
    </style:style>
    <style:style style:name="P37" style:family="paragraph" style:parent-style-name="List_20_Paragraph" style:list-style-name="WWNum20">
      <style:paragraph-properties fo:margin-top="0cm" fo:margin-bottom="0.106cm" style:contextual-spacing="true"/>
      <style:text-properties style:font-name="Arial" style:font-name-asian="Arial1" style:font-name-complex="Arial1"/>
    </style:style>
    <style:style style:name="P38" style:family="paragraph" style:parent-style-name="List_20_Paragraph" style:list-style-name="WWNum21">
      <style:paragraph-properties fo:margin-top="0cm" fo:margin-bottom="0.106cm" style:contextual-spacing="true"/>
    </style:style>
    <style:style style:name="P39" style:family="paragraph" style:parent-style-name="List_20_Paragraph" style:list-style-name="WWNum22">
      <style:paragraph-properties fo:margin-top="0cm" fo:margin-bottom="0.106cm" style:contextual-spacing="true"/>
      <style:text-properties style:font-name="Arial" style:font-name-asian="Arial1" style:font-name-complex="Arial1"/>
    </style:style>
    <style:style style:name="P40" style:family="paragraph" style:parent-style-name="List_20_Paragraph" style:list-style-name="WWNum23">
      <style:paragraph-properties fo:margin-top="0cm" fo:margin-bottom="0.106cm" style:contextual-spacing="true"/>
      <style:text-properties style:font-name="Arial" style:font-name-asian="Arial1" style:font-name-complex="Arial1"/>
    </style:style>
    <style:style style:name="P41" style:family="paragraph" style:parent-style-name="List_20_Paragraph" style:list-style-name="WWNum24">
      <style:paragraph-properties fo:margin-top="0cm" fo:margin-bottom="0.106cm" style:contextual-spacing="true"/>
      <style:text-properties style:font-name="Arial" style:font-name-asian="Arial1" style:font-name-complex="Arial1"/>
    </style:style>
    <style:style style:name="P42" style:family="paragraph" style:parent-style-name="List_20_Paragraph" style:list-style-name="WWNum25">
      <style:paragraph-properties fo:margin-top="0cm" fo:margin-bottom="0.106cm" style:contextual-spacing="true"/>
      <style:text-properties style:font-name="Arial" style:font-name-asian="Arial1" style:font-name-complex="Arial1"/>
    </style:style>
    <style:style style:name="T1" style:family="text">
      <style:text-properties style:font-name="Aptos Display" fo:font-size="16pt" fo:font-style="italic" fo:font-weight="bold" style:font-size-asian="16pt" style:font-style-asian="italic" style:font-weight-asian="bold" style:font-size-complex="16pt" style:font-style-complex="italic" style:font-weight-complex="bold"/>
    </style:style>
    <style:style style:name="T2" style:family="text">
      <style:text-properties fo:background-color="#ffff00" loext:char-shading-value="0"/>
    </style:style>
    <style:style style:name="T3" style:family="text">
      <style:text-properties style:font-name="Arial" style:font-name-asian="Arial1" style:font-name-complex="Arial1"/>
    </style:style>
    <style:style style:name="T4" style:family="text">
      <style:text-properties style:font-name="Arial" fo:background-color="#ffff00" loext:char-shading-value="0" style:font-name-asian="Arial1" style:font-name-complex="Arial1"/>
    </style:style>
    <style:style style:name="T5" style:family="text">
      <style:text-properties style:font-name="Aptos Display" fo:font-size="14pt" fo:font-style="italic" fo:font-weight="bold" style:font-size-asian="14pt" style:font-style-asian="italic" style:font-weight-asian="bold" style:font-size-complex="14pt" style:font-style-complex="italic" style:font-weight-complex="bold"/>
    </style:style>
    <style:style style:name="T6" style:family="text">
      <style:text-properties style:font-name="Arial" fo:font-size="10pt" style:font-name-asian="Arial1" style:font-size-asian="10pt" style:font-name-complex="Arial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UI108010 Software Services</text:p>
      <text:p text:style-name="P3">Assessment 2: Deployment Strategy Report</text:p>
      <text:p text:style-name="P4">Written Report</text:p>
      <text:p text:style-name="P1"/>
      <text:p text:style-name="P5">SCQF Level 8 <text:s/>| <text:s/>Weighting: 30% <text:s/>| <text:s/>Threshold: 40%</text:p>
      <text:p text:style-name="P5">Submission: Week 9 (Semester 1)</text:p>
      <text:p text:style-name="P5">Learning Outcomes Assessed: LO3 (Meta-skills), LO4 (Security)</text:p>
      <text:p text:style-name="P5">Word Count: 2,000 words</text:p>
      <text:p text:style-name="Standard"/>
      <text:h text:style-name="P6" text:outline-level="1">Assessment Overview</text:h>
      <table:table table:name="Table1" table:style-name="Table1">
        <table:table-column table:style-name="Table1.A"/>
        <table:table-column table:style-name="Table1.B"/>
        <table:table-row table:style-name="Table1.1">
          <table:table-cell table:style-name="Table1.A1" office:value-type="string">
            <text:p text:style-name="P7">Module</text:p>
          </table:table-cell>
          <table:table-cell table:style-name="Table1.A1" office:value-type="string">
            <text:p text:style-name="P8">UI108010 Software Services</text:p>
          </table:table-cell>
        </table:table-row>
        <table:table-row table:style-name="Table1.1">
          <table:table-cell table:style-name="Table1.A2" office:value-type="string">
            <text:p text:style-name="P7">Assessment</text:p>
          </table:table-cell>
          <table:table-cell table:style-name="Table1.B2" office:value-type="string">
            <text:p text:style-name="P8">Assessment 2: Deployment Strategy Report</text:p>
          </table:table-cell>
        </table:table-row>
        <table:table-row table:style-name="Table1.1">
          <table:table-cell table:style-name="Table1.A1" office:value-type="string">
            <text:p text:style-name="P7">Type</text:p>
          </table:table-cell>
          <table:table-cell table:style-name="Table1.A1" office:value-type="string">
            <text:p text:style-name="P8">Written Report</text:p>
          </table:table-cell>
        </table:table-row>
        <table:table-row table:style-name="Table1.1">
          <table:table-cell table:style-name="Table1.A4" office:value-type="string">
            <text:p text:style-name="P7">Weighting</text:p>
          </table:table-cell>
          <table:table-cell table:style-name="Table1.B4" office:value-type="string">
            <text:p text:style-name="P8">30%</text:p>
          </table:table-cell>
        </table:table-row>
        <table:table-row table:style-name="Table1.1">
          <table:table-cell table:style-name="Table1.A1" office:value-type="string">
            <text:p text:style-name="P7">Word Count</text:p>
          </table:table-cell>
          <table:table-cell table:style-name="Table1.A1" office:value-type="string">
            <text:p text:style-name="P8">2,000 words</text:p>
          </table:table-cell>
        </table:table-row>
        <table:table-row table:style-name="Table1.1">
          <table:table-cell table:style-name="Table1.A6" office:value-type="string">
            <text:p text:style-name="P7">Threshold Mark</text:p>
          </table:table-cell>
          <table:table-cell table:style-name="Table1.B6" office:value-type="string">
            <text:p text:style-name="P8">40%</text:p>
          </table:table-cell>
        </table:table-row>
        <table:table-row table:style-name="Table1.1">
          <table:table-cell table:style-name="Table1.A1" office:value-type="string">
            <text:p text:style-name="P7">Submission Week</text:p>
          </table:table-cell>
          <table:table-cell table:style-name="Table1.A1" office:value-type="string">
            <text:p text:style-name="P9">Week 9 (Semester 1)</text:p>
          </table:table-cell>
        </table:table-row>
        <table:table-row table:style-name="Table1.1">
          <table:table-cell table:style-name="Table1.A8" office:value-type="string">
            <text:p text:style-name="P7">LOs Assessed</text:p>
          </table:table-cell>
          <table:table-cell table:style-name="Table1.B8" office:value-type="string">
            <text:p text:style-name="P8">LO3 (Meta-skills: creativity, self-motivation, self-awareness), LO4 (Security: appraising and managing risk for threats/vulnerabilities on an ongoing basis)</text:p>
          </table:table-cell>
        </table:table-row>
      </table:table>
      <text:p text:style-name="P1"/>
      <text:p text:style-name="P10">Note: Agile release management (LO1), client-side threat analysis (LO2), and sustainability (LO6) are assessed through the cross-module merged assessments (Agile Practice Portfolio, Threat and Risk Analysis, and Security &amp; Sustainability Report respectively). This report focuses on your reflective learning skills and your ability to plan ongoing security risk management after deployment.</text:p>
      <text:p text:style-name="P1"/>
      <text:p text:style-name="P11" loext:marker-style-name="T1"/>
      <text:h text:style-name="P6" text:outline-level="1">Assessment Brief</text:h>
      <text:p text:style-name="P12">Your company has developed a software product that is about to go live. <text:span text:style-name="T2">As the release manager</text:span>, you need to <text:span text:style-name="T2">plan how security risks will be managed</text:span> in production on an ongoing basis, and reflect on your own professional learning throughout this process.</text:p>
      <text:p text:style-name="P1"><text:span text:style-name="T3">This is not about the initial deployment itself; </text:span><text:span text:style-name="T4">it is about what happens </text:span><text:span text:style-name="T4">after</text:span><text:span text:style-name="T4"> day one</text:span><text:span text:style-name="T3">. How do you keep the system secure, respond to incidents, and continuously improve?</text:span></text:p>
      <text:p text:style-name="P1"/>
      <text:h text:style-name="Heading_20_1" text:outline-level="1">Scenarios</text:h>
      <text:p text:style-name="P12">You will be allowed to choose one of the three scenarios below. Read your chosen scenario carefully; your report must address its specific constraints, team size, user base, and data sensitivity. Generic reports that could apply to any system will score poorly.</text:p>
      <text:p text:style-name="P1"/>
      <text:p text:style-name="P13" loext:marker-style-name="T5"/>
      <text:h text:style-name="P14" text:outline-level="2">Scenario A: BrewDash</text:h>
      <text:p text:style-name="P12">BrewDash is a SaaS inventory and ordering platform for independent craft breweries across Scotland. Breweries use a web dashboard to track stock levels, place orders with suppliers, and manage deliveries.</text:p>
      <text:p text:style-name="P1"/>
      <text:p text:style-name="P15">Technical Context:</text:p>
      <text:list text:style-name="WWNum2">
        <text:list-item text:start-value="1">
          <text:p text:style-name="P16">Hosted on AWS (EC2 instances behind an Application Load Balancer, RDS PostgreSQL database, S3 for supplier catalogues).</text:p>
        </text:list-item>
        <text:list-item>
          <text:p text:style-name="P16">Integrates with a third-party payment API (Stripe) and a logistics tracking API (DPD).</text:p>
        </text:list-item>
        <text:list-item>
          <text:p text:style-name="P16">Approximately 200 brewery clients, with 20-50 concurrent users during peak ordering hours (Tuesday and Wednesday mornings).</text:p>
        </text:list-item>
        <text:list-item>
          <text:p text:style-name="P16">The development team is 4 people. There is no dedicated operations person; developers share on-call responsibility on a weekly rota.</text:p>
        </text:list-item>
      </text:list>
      <text:p text:style-name="P1"/>
      <text:p text:style-name="P15">Security Context:</text:p>
      <text:list text:continue-numbering="true" text:style-name="WWNum2">
        <text:list-item>
          <text:p text:style-name="P16">Stores brewery business data (order volumes, supplier pricing, delivery schedules) which is commercially sensitive.</text:p>
        </text:list-item>
        <text:list-item>
          <text:p text:style-name="P16">Processes payment card data via Stripe (BrewDash does not store card numbers, but does store transaction records).</text:p>
        </text:list-item>
        <text:list-item>
          <text:p text:style-name="P16">A recent external security audit flagged three issues: API keys for Stripe and DPD are stored in environment variables on the EC2 instances with no rotation schedule; session tokens do not expire for 30 days; and the application logs contain full request bodies, which occasionally include payment-related data.</text:p>
        </text:list-item>
        <text:list-item>
          <text:p text:style-name="P16">The breweries expect zero-downtime deployments because orders are placed throughout the working day.</text:p>
        </text:list-item>
      </text:list>
      <text:p text:style-name="P17"/>
      <text:p text:style-name="P13" loext:marker-style-name="T5"><text:soft-page-break/></text:p>
      <text:h text:style-name="P14" text:outline-level="2">Scenario C: RescueNet</text:h>
      <text:p text:style-name="P12">RescueNet is a coordination platform for Scottish Mountain Rescue teams. Team leaders log callouts, track volunteer availability, and share GPS coordinates during operations.</text:p>
      <text:p text:style-name="P1"/>
      <text:p text:style-name="P15">Technical Context:</text:p>
      <text:list text:style-name="WWNum5">
        <text:list-item text:start-value="1">
          <text:p text:style-name="P18">Currently hosted on a single VPS (Virtual Private Server) running Ubuntu, with a PostgreSQL database on the same machine. The VPS costs the charity approximately £25/month.</text:p>
        </text:list-item>
        <text:list-item>
          <text:p text:style-name="P18">The web interface is used by team leaders; volunteers use a mobile app (React Native) that communicates via a REST API.</text:p>
        </text:list-item>
        <text:list-item>
          <text:p text:style-name="P18">Typical usage is low (10-20 users), but during a major incident multiple teams may coordinate simultaneously (up to 80 users accessing mapping and GPS features).</text:p>
        </text:list-item>
        <text:list-item>
          <text:p text:style-name="P18">The entire system is maintained by one volunteer developer in their spare time. There is no formal development process, CI/CD pipeline, or staging environment. Deployments happen by SSH-ing into the server and running git pull.</text:p>
        </text:list-item>
      </text:list>
      <text:p text:style-name="P1"/>
      <text:p text:style-name="P15">Security Context:</text:p>
      <text:list text:continue-numbering="true" text:style-name="WWNum5">
        <text:list-item>
          <text:p text:style-name="P18">Stores volunteer personal data: names, phone numbers, home addresses, medical qualifications, and availability patterns.</text:p>
        </text:list-item>
        <text:list-item>
          <text:p text:style-name="P18">Operational records (callout logs, GPS tracks, casualty information) may be requested by Police Scotland or the Procurator Fiscal. This data has potential legal significance and must be preserved with integrity.</text:p>
        </text:list-item>
        <text:list-item>
          <text:p text:style-name="P18">The single VPS has no redundancy. If it fails during an active rescue operation, coordination falls back to phone calls and paper maps.</text:p>
        </text:list-item>
        <text:list-item>
          <text:p text:style-name="P19"><text:soft-page-break/><text:span text:style-name="T3">The volunteer developer is considering migrating to a managed cloud service (e.g. AWS Lightsail or Azure App Service) to improve reliability, but the charity committee is concerned about cost and data sovereignty (they want data stored in the UK).</text:span></text:p>
        </text:list-item>
      </text:list>
      <text:p text:style-name="P1"/>
      <text:p text:style-name="P11" loext:marker-style-name="T1"/>
      <text:h text:style-name="P6" text:outline-level="1">Report Structure</text:h>
      <text:p text:style-name="P12">Your report must follow this two-section structure.</text:p>
      <text:p text:style-name="P1"/>
      <text:h text:style-name="Heading_20_2" text:outline-level="2">Section 1: Reflective Learning (approximately 800 words) (LO3)</text:h>
      <text:p text:style-name="P12">This section assesses your creativity, self-motivation, and self-awareness. You are reflecting on your own learning process, not summarising technical content.</text:p>
      <text:p text:style-name="P1"/>
      <text:h text:style-name="Heading_20_3" text:outline-level="3">1a. Research Process</text:h>
      <text:list text:style-name="WWNum6">
        <text:list-item text:start-value="1">
          <text:p text:style-name="P20">Describe how you approached the research for this report. What sources did you consult? How did you evaluate their reliability? What search strategies worked and what led to dead ends?</text:p>
        </text:list-item>
        <text:list-item>
          <text:p text:style-name="P20">Identify one specific topic where you found conflicting advice from different sources (e.g. two articles recommending different monitoring tools, or disagreement about how frequently to rotate API keys). How did you resolve the conflict? What did you ultimately decide and why?</text:p>
        </text:list-item>
      </text:list>
      <text:p text:style-name="P1"/>
      <text:h text:style-name="Heading_20_3" text:outline-level="3">1b. Changed Understanding</text:h>
      <text:list text:style-name="WWNum7">
        <text:list-item text:start-value="1">
          <text:p text:style-name="P21">Identify a specific area where your understanding changed during this module. What did you believe before (about deployment, security, or software services), and what do you understand now?</text:p>
        </text:list-item>
        <text:list-item>
          <text:p text:style-name="P21">What caused the change? Was it a lecture, a reading, a practical exercise, a conversation with a peer, or something you discovered during research? Be specific.</text:p>
        </text:list-item>
      </text:list>
      <text:p text:style-name="P1"/>
      <text:h text:style-name="Heading_20_3" text:outline-level="3"><text:soft-page-break/>1c. Success and Failure</text:h>
      <text:list text:style-name="WWNum8">
        <text:list-item text:start-value="1">
          <text:p text:style-name="P22">Describe one success from your work on this module so far. What went well and what can you learn from it?</text:p>
        </text:list-item>
        <text:list-item>
          <text:p text:style-name="P22">Describe one failure or difficulty. What happened, what did you learn, and how has it shaped your approach going forward? Honest reflection on genuine difficulties is valued more highly than superficial positivity.</text:p>
        </text:list-item>
      </text:list>
      <text:p text:style-name="P1"/>
      <text:h text:style-name="Heading_20_3" text:outline-level="3">1d. Self-Motivation</text:h>
      <text:list text:style-name="WWNum9">
        <text:list-item text:start-value="1">
          <text:p text:style-name="P23">Discuss how you managed your motivation and time for this independent written assessment. What strategies did you use to maintain focus? What would you do differently for the next written assessment?</text:p>
        </text:list-item>
      </text:list>
      <text:p text:style-name="P1"/>
      <text:h text:style-name="Heading_20_2" text:outline-level="2">Section 2: Ongoing Risk Management (approximately 1,200 words) (LO4)</text:h>
      <text:p text:style-name="P12">For your assigned scenario, propose a comprehensive strategy for managing security risks after the product is deployed and live. This must be specific to the constraints and context of your scenario.</text:p>
      <text:p text:style-name="P1"/>
      <text:h text:style-name="Heading_20_3" text:outline-level="3">2a. Monitoring and Alerting Strategy</text:h>
      <text:list xml:id="list4026255754" text:style-name="WWNum10">
        <text:list-item text:start-value="1">
          <text:p text:style-name="P24"><text:span text:style-name="T3">Propose what you would monitor for your scenario. Consider: application uptime, response time/latency, error rates (4xx, 5xx), authentication failure rates, database performance, resource utilisation (CPU, memory, disk), and any scenario-specific metrics (e.g. for ClassPulse: WebSocket connection count during lectures; for </text:span><text:soft-page-break/><text:span text:style-name="T3">RescueNet: API response time during multi-team incidents; for BrewDash: payment processing success rate).</text:span></text:p>
        </text:list-item>
        <text:list-item>
          <text:p text:style-name="P25">Define alerting thresholds with at least two tiers:</text:p>
        </text:list-item>
      </text:list>
      <text:list text:style-name="WWNum11">
        <text:list-item text:start-value="1">
          <text:p text:style-name="P26">Critical (immediate human response required): define what triggers this and who gets notified and how</text:p>
        </text:list-item>
        <text:list-item>
          <text:p text:style-name="P26">Warning (investigate within working hours): define what triggers this and how it is tracked</text:p>
        </text:list-item>
      </text:list>
      <text:list text:continue-list="list4026255754" text:style-name="WWNum10">
        <text:list-item>
          <text:p text:style-name="P25">Recommend specific monitoring tools appropriate to your scenario's constraints. Consider: the team size (a solo volunteer cannot use the same tools as a 4-person team), the budget (a charity cannot afford enterprise monitoring), and the hosting platform (AWS CloudWatch vs Azure Monitor vs self-hosted options like Uptime Kuma or Grafana).</text:p>
        </text:list-item>
      </text:list>
      <text:p text:style-name="P1"/>
      <text:h text:style-name="Heading_20_3" text:outline-level="3">2b. Patch and Vulnerability Management</text:h>
      <text:list text:style-name="WWNum12">
        <text:list-item text:start-value="1">
          <text:p text:style-name="P27">Describe a patch management process for your scenario. How would operating system patches, language/runtime updates, and application dependency updates be tested and deployed? How quickly should critical security patches be applied?</text:p>
        </text:list-item>
        <text:list-item>
          <text:p text:style-name="P27">Propose a vulnerability scanning approach. What would you scan (application code, third-party dependencies, infrastructure configuration, container images), how often, and with what tools? Be realistic about your scenario's team capacity.</text:p>
        </text:list-item>
        <text:list-item>
          <text:p text:style-name="P27">Address third-party dependency risk specifically. Your scenario uses external APIs and libraries. What is your process when:</text:p>
        </text:list-item>
      </text:list>
      <text:list text:style-name="WWNum13">
        <text:list-item text:start-value="1">
          <text:p text:style-name="P28">A critical vulnerability is disclosed in a library you depend on (e.g. a CVE in a Flask or React Native dependency)?</text:p>
        </text:list-item>
        <text:list-item>
          <text:p text:style-name="P28">A third-party API you integrate with (e.g. Stripe, DPD, SignalR) announces a breaking change or deprecation?</text:p>
        </text:list-item>
        <text:list-item>
          <text:p text:style-name="P29"><text:soft-page-break/><text:span text:style-name="T3">A third-party service suffers a data breach (e.g. your payment processor is compromised)?</text:span></text:p>
        </text:list-item>
      </text:list>
      <text:p text:style-name="P1"/>
      <text:h text:style-name="Heading_20_3" text:outline-level="3">2c. Incident Response</text:h>
      <text:list xml:id="list416759496" text:style-name="WWNum14">
        <text:list-item text:start-value="1">
          <text:p text:style-name="P30">Draft an incident response plan tailored to your scenario. Your plan must cover:</text:p>
        </text:list-item>
      </text:list>
      <text:list text:style-name="WWNum15">
        <text:list-item text:start-value="1">
          <text:p text:style-name="P31">Detection: How is the incident discovered? (Monitoring alert, user report, third-party notification?)</text:p>
        </text:list-item>
        <text:list-item>
          <text:p text:style-name="P31">Triage: Who assesses the severity? What are the severity levels? Who is the incident commander?</text:p>
        </text:list-item>
        <text:list-item>
          <text:p text:style-name="P31">Communication: Who is notified internally? How and when is the client or user base informed? What channel is used?</text:p>
        </text:list-item>
        <text:list-item>
          <text:p text:style-name="P31">Containment and resolution: What are the first steps to limit damage? How is the fix deployed?</text:p>
        </text:list-item>
        <text:list-item>
          <text:p text:style-name="P31">Post-incident review: How is the root cause analysed? How are lessons learned captured and acted upon?</text:p>
        </text:list-item>
      </text:list>
      <text:p text:style-name="P1"/>
      <text:list text:continue-list="list416759496" text:style-name="WWNum14">
        <text:list-item>
          <text:p text:style-name="P30">Address the specific constraints of your scenario:</text:p>
        </text:list-item>
      </text:list>
      <text:list text:style-name="WWNum16">
        <text:list-item text:start-value="1">
          <text:p text:style-name="P32">BrewDash: The on-call developer is alone. What happens if the incident occurs at 3am and affects live payment processing? How do you ensure one person can handle it safely?</text:p>
        </text:list-item>
        <text:list-item>
          <text:p text:style-name="P32">ClassPulse: An incident during a 10am lecture affects hundreds of students immediately. How do you communicate with lecturers in real time? What is the fallback?</text:p>
        </text:list-item>
        <text:list-item>
          <text:p text:style-name="P32">RescueNet: An incident during an active mountain rescue is life-safety critical. The sole volunteer developer may themselves be on the mountain. What is the contingency?</text:p>
        </text:list-item>
      </text:list>
      <text:p text:style-name="P1"/>
      <text:list text:style-name="WWNum17">
        <text:list-item text:start-value="1">
          <text:p text:style-name="P33"><text:soft-page-break/><text:span text:style-name="T3">Explain how you distinguish between hotfixes and planned releases:</text:span></text:p>
        </text:list-item>
      </text:list>
      <text:list text:style-name="WWNum18">
        <text:list-item text:start-value="1">
          <text:p text:style-name="P34">What is the process for an emergency hotfix? How do you ensure it does not introduce new problems?</text:p>
        </text:list-item>
        <text:list-item>
          <text:p text:style-name="P34">How does a hotfix get tested when there is no staging environment (RescueNet) or when the testing window is very short (ClassPulse during term)?</text:p>
        </text:list-item>
        <text:list-item>
          <text:p text:style-name="P34">How do you track what has been hotfixed so it is included in the next planned release?</text:p>
        </text:list-item>
      </text:list>
      <text:p text:style-name="P1"/>
      <text:p text:style-name="P11" loext:marker-style-name="T1"/>
      <text:h text:style-name="P6" text:outline-level="1">Marking Criteria</text:h>
      <text:p text:style-name="P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5">Criterion</text:p>
          </table:table-cell>
          <table:table-cell table:style-name="Table2.A1" office:value-type="string">
            <text:p text:style-name="P35">A - Excellent (70-100%)</text:p>
          </table:table-cell>
          <table:table-cell table:style-name="Table2.A1" office:value-type="string">
            <text:p text:style-name="P35">B - Good (60-69%)</text:p>
          </table:table-cell>
          <table:table-cell table:style-name="Table2.A1" office:value-type="string">
            <text:p text:style-name="P35">C -Satisfactory (50-59%)</text:p>
          </table:table-cell>
          <table:table-cell table:style-name="Table2.A1" office:value-type="string">
            <text:p text:style-name="P35">D -Adequate (40-49%)</text:p>
          </table:table-cell>
          <table:table-cell table:style-name="Table2.A1" office:value-type="string">
            <text:p text:style-name="P35">Fail (0-39%)</text:p>
          </table:table-cell>
        </table:table-row>
        <table:table-row table:style-name="Table2.1">
          <table:table-cell table:style-name="Table2.A2" office:value-type="string">
            <text:p text:style-name="P7">Reflective Learning (LO3) 35%</text:p>
          </table:table-cell>
          <table:table-cell table:style-name="Table2.A2" office:value-type="string">
            <text:p text:style-name="P8">Perceptive, honest self-reflection throughout. Specific examples of changed understanding with clear cause identified. Genuine success and failure discussed with actionable learning. Mature self-motivation analysis.</text:p>
          </table:table-cell>
          <table:table-cell table:style-name="Table2.A2" office:value-type="string">
            <text:p text:style-name="P8">Good reflection with clear examples. Evidence of changed understanding. Honest success/failure discussion.</text:p>
          </table:table-cell>
          <table:table-cell table:style-name="Table2.A2" office:value-type="string">
            <text:p text:style-name="P8">Basic reflection. General observations. Some evidence of self-awareness.</text:p>
          </table:table-cell>
          <table:table-cell table:style-name="Table2.A2" office:value-type="string">
            <text:p text:style-name="P8">Minimal reflection. Vague or superficial.</text:p>
          </table:table-cell>
          <table:table-cell table:style-name="Table2.A2" office:value-type="string">
            <text:p text:style-name="P8">No reflective content.</text:p>
          </table:table-cell>
        </table:table-row>
        <table:table-row table:style-name="Table2.1">
          <table:table-cell table:style-name="Table2.A3" office:value-type="string">
            <text:p text:style-name="P7">Monitoring &amp; Alerting (LO4) 20%</text:p>
          </table:table-cell>
          <table:table-cell table:style-name="Table2.B3" office:value-type="string">
            <text:p text:style-name="Standard"><text:span text:style-name="T6">Comprehensive, scenario-specific monitoring strategy. Two-tier alerting with justified thresholds. Tool recommendations appropriate to team </text:span><text:soft-page-break/><text:span text:style-name="T6">size and budget.</text:span></text:p>
          </table:table-cell>
          <table:table-cell table:style-name="Table2.C3" office:value-type="string">
            <text:p text:style-name="P8">Good monitoring strategy. Clear alerting tiers. Appropriate tools.</text:p>
          </table:table-cell>
          <table:table-cell table:style-name="Table2.D3" office:value-type="string">
            <text:p text:style-name="P8">Basic monitoring ideas. Some alerting thresholds. Generic tool suggestions.</text:p>
          </table:table-cell>
          <table:table-cell table:style-name="Table2.E3" office:value-type="string">
            <text:p text:style-name="P8">Minimal monitoring discussion.</text:p>
          </table:table-cell>
          <table:table-cell table:style-name="Table2.F3" office:value-type="string">
            <text:p text:style-name="P8">No monitoring content.</text:p>
          </table:table-cell>
        </table:table-row>
        <table:table-row table:style-name="Table2.1">
          <table:table-cell table:style-name="Table2.A2" office:value-type="string">
            <text:p text:style-name="P7">Patch &amp; Vulnerability Management (LO4) 20%</text:p>
          </table:table-cell>
          <table:table-cell table:style-name="Table2.A2" office:value-type="string">
            <text:p text:style-name="P8">Thorough patch process realistic for the scenario. Practical scanning approach. Third-party dependency scenarios addressed with specific actions.</text:p>
          </table:table-cell>
          <table:table-cell table:style-name="Table2.A2" office:value-type="string">
            <text:p text:style-name="P8">Good patch process. Scanning discussed. Some dependency risk coverage.</text:p>
          </table:table-cell>
          <table:table-cell table:style-name="Table2.A2" office:value-type="string">
            <text:p text:style-name="P8">Basic patching ideas. Limited scanning or dependency discussion.</text:p>
          </table:table-cell>
          <table:table-cell table:style-name="Table2.A2" office:value-type="string">
            <text:p text:style-name="P8">Minimal content.</text:p>
          </table:table-cell>
          <table:table-cell table:style-name="Table2.A2" office:value-type="string">
            <text:p text:style-name="P8">No patch or vulnerability management.</text:p>
          </table:table-cell>
        </table:table-row>
        <table:table-row table:style-name="Table2.1">
          <table:table-cell table:style-name="Table2.A5" office:value-type="string">
            <text:p text:style-name="P7">Incident Response (LO4) 15%</text:p>
          </table:table-cell>
          <table:table-cell table:style-name="Table2.B5" office:value-type="string">
            <text:p text:style-name="P8">Clear, complete incident response plan addressing all five stages. Scenario-specific constraints handled thoughtfully. Hotfix vs planned release process well-defined.</text:p>
          </table:table-cell>
          <table:table-cell table:style-name="Table2.C5" office:value-type="string">
            <text:p text:style-name="P8">Good plan covering most stages. Scenario constraints acknowledged. Hotfix process described.</text:p>
          </table:table-cell>
          <table:table-cell table:style-name="Table2.D5" office:value-type="string">
            <text:p text:style-name="P8">Basic plan. Some scenario context. Brief hotfix mention.</text:p>
          </table:table-cell>
          <table:table-cell table:style-name="Table2.E5" office:value-type="string">
            <text:p text:style-name="P8">Minimal or generic plan.</text:p>
          </table:table-cell>
          <table:table-cell table:style-name="Table2.F5" office:value-type="string">
            <text:p text:style-name="P8">No incident response content.</text:p>
          </table:table-cell>
        </table:table-row>
        <table:table-row table:style-name="Table2.1">
          <table:table-cell table:style-name="Table2.A2" office:value-type="string">
            <text:p text:style-name="P7">Report Quality 10%</text:p>
          </table:table-cell>
          <table:table-cell table:style-name="Table2.A2" office:value-type="string">
            <text:p text:style-name="Standard"><text:span text:style-name="T6">Professional academic writing. Excellent structure. Properly referenced. Scenario-specific </text:span><text:soft-page-break/><text:span text:style-name="T6">throughout.</text:span></text:p>
          </table:table-cell>
          <table:table-cell table:style-name="Table2.A2" office:value-type="string">
            <text:p text:style-name="P8">Good writing and structure. Referenced.</text:p>
          </table:table-cell>
          <table:table-cell table:style-name="Table2.A2" office:value-type="string">
            <text:p text:style-name="P8">Adequate structure and writing.</text:p>
          </table:table-cell>
          <table:table-cell table:style-name="Table2.A2" office:value-type="string">
            <text:p text:style-name="P8">Poor structure or writing.</text:p>
          </table:table-cell>
          <table:table-cell table:style-name="Table2.A2" office:value-type="string">
            <text:p text:style-name="P8">Incoherent or severely incomplete.</text:p>
          </table:table-cell>
        </table:table-row>
      </table:table>
      <text:p text:style-name="P1"/>
      <text:h text:style-name="Heading_20_1" text:outline-level="1">Academic Integrity</text:h>
      <text:p text:style-name="P12">This is an individual assessment. All written content, code, analysis, and reflections must be your own work. You may reference shared group project artefacts but must clearly distinguish between team outputs and your individual contribution.</text:p>
      <text:p text:style-name="P12">Reference all external sources using UHI Harvard referencing. Declare and critically evaluate any use of AI tools; submitting AI-generated content without declaration and critical evaluation constitutes an academic integrity breach.</text:p>
      <text:p text:style-name="P1"/>
      <text:h text:style-name="Heading_20_1" text:outline-level="1">Submission Instructions</text:h>
      <text:list text:style-name="WWNum19">
        <text:list-item text:start-value="1">
          <text:p text:style-name="P36">Submit your report (.docx or PDF) via the VLE by the Week 9 (S1) deadline.</text:p>
        </text:list-item>
        <text:list-item>
          <text:p text:style-name="P36">Word count: 2,000 words (excluding reference list).</text:p>
        </text:list-item>
        <text:list-item>
          <text:p text:style-name="P36">Include your student ID in the filename (e.g. StudentID_UI108010_A2.docx).</text:p>
        </text:list-item>
        <text:list-item>
          <text:p text:style-name="P36">Late submissions are subject to the standard university late penalty policy.</text:p>
        </text:list-item>
      </text:list>
      <text:p text:style-name="P1"/>
      <text:h text:style-name="Heading_20_1" text:outline-level="1">Support and Resources</text:h>
      <text:list text:style-name="WWNum20">
        <text:list-item text:start-value="1">
          <text:p text:style-name="P37">NCSC Incident Management guidance: https://www.ncsc.gov.uk/collection/incident-management</text:p>
        </text:list-item>
      </text:list>
      <text:list text:style-name="WWNum21">
        <text:list-item text:start-value="1">
          <text:p text:style-name="P38"><text:span text:style-name="T3">AWS Well-Architected Security Pillar: https://docs.aws.amazon.com/wellarchitected/latest/security-pillar/</text:span></text:p>
        </text:list-item>
      </text:list>
      <text:list text:style-name="WWNum22">
        <text:list-item text:start-value="1">
          <text:p text:style-name="P39"><text:soft-page-break/>Azure Security Best Practices: https://learn.microsoft.com/en-us/azure/security/fundamentals/best-practices-and-patterns</text:p>
        </text:list-item>
      </text:list>
      <text:list text:style-name="WWNum23">
        <text:list-item text:start-value="1">
          <text:p text:style-name="P40">OWASP Dependency-Check: https://owasp.org/www-project-dependency-check/</text:p>
        </text:list-item>
      </text:list>
      <text:list text:style-name="WWNum24">
        <text:list-item text:start-value="1">
          <text:p text:style-name="P41">Module materials and worked examples on the VLE.</text:p>
        </text:list-item>
      </text:list>
      <text:list text:style-name="WWNum25">
        <text:list-item text:start-value="1">
          <text:p text:style-name="P42">Your module tutor (Nicola Hearnden) is available during office hours and via the VLE discussion boar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svg:font-family="'Noto Sans Arabic'" style:font-family-generic="system"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1pt" fo:language="en" fo:country="GB" style:letter-kerning="false" style:font-name-asian="DejaVu Sans" style:font-size-asian="11pt" style:language-asian="en" style:country-asian="GB" style:font-name-complex="Noto Sans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ptos" fo:font-size="11pt" fo:language="en" fo:country="GB" style:letter-kerning="false" style:font-name-asian="DejaVu Sans" style:font-size-asian="11pt" style:language-asian="en" style:country-asian="GB"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line-height="200%" fo:text-align="start" style:justify-single-word="false" fo:orphans="2" fo:widows="2" fo:text-indent="0.635cm" style:auto-text-indent="false"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1.058cm" fo:margin-bottom="0cm" style:contextual-spacing="false" fo:line-height="150%" fo:text-indent="0cm" style:auto-text-indent="false"/>
      <style:text-properties style:font-name="Aptos Display" fo:font-family="'Aptos Display'" style:font-family-generic="roman" style:font-pitch="variable" fo:font-size="16pt" fo:font-style="italic" fo:font-weight="bold" style:font-name-asian="DejaVu Sans" style:font-family-asian="'DejaVu Sans'" style:font-family-generic-asian="system" style:font-pitch-asian="variable" style:font-size-asian="16pt" style:font-style-asian="italic" style:font-weight-asian="bold" style:font-name-complex="Noto Sans Arabic" style:font-family-complex="'Noto Sans Arabic'" style:font-family-generic-complex="system" style:font-pitch-complex="variable" style:font-size-complex="16pt" style:font-style-complex="italic"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564cm" fo:margin-bottom="0cm" style:contextual-spacing="false" fo:line-height="150%" fo:text-indent="0cm" style:auto-text-indent="false"/>
      <style:text-properties style:font-name="Aptos Display" fo:font-family="'Aptos Display'"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Noto Sans Arabic" style:font-family-complex="'Noto Sans Arabic'"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564cm" fo:margin-bottom="0cm" style:contextual-spacing="false" fo:line-height="150%" fo:text-indent="0cm" style:auto-text-indent="false"/>
      <style:text-properties style:font-name="Aptos Display" fo:font-family="'Aptos Display'" style:font-family-generic="roman" style:font-pitch="variable" fo:font-size="13pt" fo:font-style="italic" fo:font-weight="bold" style:font-name-asian="DejaVu Sans" style:font-family-asian="'DejaVu Sans'" style:font-family-generic-asian="system" style:font-pitch-asian="variable" style:font-size-asian="13pt" style:font-style-asian="italic" style:font-weight-asian="bold" style:font-name-complex="Noto Sans Arabic" style:font-family-complex="'Noto Sans Arabic'" style:font-family-generic-complex="system" style:font-pitch-complex="variable" style:font-size-complex="13pt" style:font-style-complex="italic" style:font-weight-complex="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ize="12pt" fo:font-style="italic" fo:font-weight="bold" style:font-name-asian="DejaVu Sans" style:font-family-asian="'DejaVu Sans'" style:font-family-generic-asian="system" style:font-pitch-asian="variable" style:font-size-asian="12pt" style:font-style-asian="italic" style:font-weight-asian="bold" style:font-name-complex="Noto Sans Arabic" style:font-family-complex="'Noto Sans Arabic'" style:font-family-generic-complex="system" style:font-pitch-complex="variable" style:font-size-complex="12pt"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494cm" fo:margin-bottom="0.141cm" style:contextual-spacing="false" fo:line-height="150%" fo:text-indent="0cm" style:auto-text-indent="false"/>
      <style:text-properties style:font-name="Aptos Display" fo:font-family="'Aptos Display'"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Noto Sans Arabic" style:font-family-complex="'Noto Sans Arabic'" style:font-family-generic-complex="system" style:font-pitch-complex="variable" style:font-size-complex="10pt" style:font-style-complex="italic" style:font-weight-complex="bold"/>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ize="9pt" fo:font-style="italic" fo:font-weight="bold" style:font-name-asian="DejaVu Sans" style:font-family-asian="'DejaVu Sans'" style:font-family-generic-asian="system" style:font-pitch-asian="variable" style:font-size-asian="9pt" style:font-style-asian="italic" style:font-weight-asian="bold" style:font-name-complex="Noto Sans Arabic" style:font-family-complex="'Noto Sans Arabic'" style:font-family-generic-complex="system" style:font-pitch-complex="variable" style:font-size-complex="9pt" style:font-style-complex="italic" style:font-weight-complex="bold"/>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ize="9pt" fo:font-style="italic" style:font-name-asian="DejaVu Sans" style:font-family-asian="'DejaVu Sans'" style:font-family-generic-asian="system" style:font-pitch-asian="variable" style:font-size-asian="9pt" style:font-style-asian="italic" style:font-name-complex="Noto Sans Arabic" style:font-family-complex="'Noto Sans Arabic'" style:font-family-generic-complex="system" style:font-pitch-complex="variable" style:font-size-complex="9pt" style:font-style-complex="italic"/>
    </style:style>
    <style:style style:name="Title" style:family="paragraph" style:parent-style-name="Standard" style:next-style-name="Standard" loext:linked-style-name="Title_20_Char" style:class="chapter">
      <style:paragraph-properties fo:line-height="100%" fo:text-indent="0cm" style:auto-text-indent="false"/>
      <style:text-properties style:font-name="Aptos Display" fo:font-family="'Aptos Display'" style:font-family-generic="roman" style:font-pitch="variable" fo:font-size="30pt" fo:letter-spacing="0.018cm" fo:font-style="italic" fo:font-weight="bold" style:font-name-asian="DejaVu Sans" style:font-family-asian="'DejaVu Sans'" style:font-family-generic-asian="system" style:font-pitch-asian="variable" style:font-size-asian="30pt" style:font-style-asian="italic" style:font-weight-asian="bold" style:font-name-complex="Noto Sans Arabic" style:font-family-complex="'Noto Sans Arabic'" style:font-family-generic-complex="system" style:font-pitch-complex="variable" style:font-size-complex="30pt" style:font-style-complex="italic" style:font-weight-complex="bold"/>
    </style:style>
    <style:style style:name="Strong1" style:family="paragraph">
      <style:paragraph-properties fo:margin-top="0cm" fo:margin-bottom="0.423cm" style:contextual-spacing="false" fo:line-height="200%" fo:text-align="start" style:justify-single-word="false" fo:orphans="2" fo:widows="2" fo:text-indent="0.635cm" style:auto-text-indent="false" style:writing-mode="lr-tb"/>
      <style:text-properties fo:font-weight="bold" style:font-weight-asian="bold"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Footnote" style:family="paragraph" loext:linked-style-name="Footnote_20_Text_20_Char" style:class="extra">
      <style:paragraph-properties fo:margin-top="0cm" fo:margin-bottom="0cm" style:contextual-spacing="false" fo:line-height="100%" fo:text-align="start" style:justify-single-word="false" fo:orphans="2" fo:widows="2" fo:text-indent="0.635cm" style:auto-text-indent="false" style:writing-mode="lr-tb"/>
      <style:text-properties fo:font-size="10pt" style:font-size-asian="10pt" style:font-size-complex="10pt"/>
    </style:style>
    <style:style style:name="Personal_20_Name" style:display-name="Personal Name" style:family="paragraph" style:parent-style-name="Title">
      <style:text-properties fo:text-transform="uppercase" fo:color="#000000" loext:opacity="100%" fo:font-size="14pt" fo:font-weight="normal" style:font-size-asian="14pt" style:font-weight-asian="normal" style:font-size-complex="14pt"/>
    </style:style>
    <style:style style:name="Subtitle" style:family="paragraph" style:parent-style-name="Standard" style:next-style-name="Standard" loext:linked-style-name="Subtitle_20_Char" style:class="chapter">
      <style:paragraph-properties fo:margin-top="0cm" fo:margin-bottom="0.564cm" style:contextual-spacing="false" fo:text-align="end" style:justify-single-word="false"/>
      <style:text-properties fo:color="#808080" loext:opacity="100%" fo:font-size="12pt" fo:letter-spacing="0.018cm" fo:font-style="italic" style:font-size-asian="12pt" style:font-style-asian="italic" style:font-size-complex="12pt" style:font-style-complex="italic">
        <loext:char-complex-color loext:theme-type="dark1" loext:color-type="theme">
          <loext:transformation loext:type="tint" loext:value="5019"/>
        </loext:char-complex-color>
      </style:text-properties>
    </style:style>
    <style:style style:name="No_20_Spacing" style:display-name="No Spacing" style:family="paragraph" style:parent-style-name="Standard" loext:linked-style-name="No_20_Spacing_20_Char">
      <style:paragraph-properties fo:margin-top="0cm" fo:margin-bottom="0cm" style:contextual-spacing="false" fo:line-height="100%" fo:text-indent="0cm" style:auto-text-indent="false"/>
    </style:style>
    <style:style style:name="Quote" style:family="paragraph" style:parent-style-name="Standard" style:next-style-name="Standard" loext:linked-style-name="Quote_20_Char">
      <style:text-properties fo:color="#5a5a5a" loext:opacity="100%">
        <loext:char-complex-color loext:theme-type="dark1" loext:color-type="theme">
          <loext:transformation loext:type="tint" loext:value="352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27cm" fo:margin-right="1.27cm" fo:margin-top="0.564cm" fo:margin-bottom="0.847cm" style:contextual-spacing="false" fo:line-height="100%" fo:text-align="center" style:justify-single-word="false" fo:text-indent="0cm" style:auto-text-indent="false"/>
      <style:text-properties style:font-name="Aptos Display" fo:font-family="'Aptos Display'" style:font-family-generic="roman" style:font-pitch="variable" fo:font-size="10pt" fo:font-style="italic" style:font-name-asian="DejaVu Sans" style:font-family-asian="'DejaVu Sans'"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Heading_20_1_20_Char" style:display-name="Heading 1 Char" style:family="text" style:parent-style-name="Default_20_Paragraph_20_Font" loext:linked-style-name="Heading_20_1">
      <style:text-properties style:font-name="Aptos Display" fo:font-family="'Aptos Display'" style:font-family-generic="roman" style:font-pitch="variable" fo:font-size="16pt" fo:font-style="italic" fo:font-weight="bold" style:font-name-asian="DejaVu Sans" style:font-family-asian="'DejaVu Sans'" style:font-family-generic-asian="system" style:font-pitch-asian="variable" style:font-size-asian="16pt" style:font-style-asian="italic" style:font-weight-asian="bold" style:font-name-complex="Noto Sans Arabic" style:font-family-complex="'Noto Sans Arabic'" style:font-family-generic-complex="system" style:font-pitch-complex="variable" style:font-size-complex="16pt" style:font-style-complex="italic" style:font-weight-complex="bold"/>
    </style:style>
    <style:style style:name="Heading_20_2_20_Char" style:display-name="Heading 2 Char" style:family="text" style:parent-style-name="Default_20_Paragraph_20_Font" loext:linked-style-name="Heading_20_2">
      <style:text-properties style:font-name="Aptos Display" fo:font-family="'Aptos Display'"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Noto Sans Arabic" style:font-family-complex="'Noto Sans Arabic'"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loext:linked-style-name="Heading_20_3">
      <style:text-properties style:font-name="Aptos Display" fo:font-family="'Aptos Display'" style:font-family-generic="roman" style:font-pitch="variable" fo:font-size="13pt" fo:font-style="italic" fo:font-weight="bold" style:font-name-asian="DejaVu Sans" style:font-family-asian="'DejaVu Sans'" style:font-family-generic-asian="system" style:font-pitch-asian="variable" style:font-size-asian="13pt" style:font-style-asian="italic" style:font-weight-asian="bold" style:font-name-complex="Noto Sans Arabic" style:font-family-complex="'Noto Sans Arabic'" style:font-family-generic-complex="system" style:font-pitch-complex="variable" style:font-size-complex="13pt" style:font-style-complex="italic" style:font-weight-complex="bold"/>
    </style:style>
    <style:style style:name="Heading_20_4_20_Char" style:display-name="Heading 4 Char" style:family="text" style:parent-style-name="Default_20_Paragraph_20_Font" loext:linked-style-name="Heading_20_4">
      <style:text-properties style:font-name="Aptos Display" fo:font-family="'Aptos Display'" style:font-family-generic="roman" style:font-pitch="variable" fo:font-size="12pt" fo:font-style="italic" fo:font-weight="bold" style:font-name-asian="DejaVu Sans" style:font-family-asian="'DejaVu Sans'" style:font-family-generic-asian="system" style:font-pitch-asian="variable" style:font-size-asian="12pt" style:font-style-asian="italic" style:font-weight-asian="bold" style:font-name-complex="Noto Sans Arabic" style:font-family-complex="'Noto Sans Arabic'" style:font-family-generic-complex="system" style:font-pitch-complex="variable" style:font-size-complex="12pt" style:font-style-complex="italic" style:font-weight-complex="bold"/>
    </style:style>
    <style:style style:name="Heading_20_5_20_Char" style:display-name="Heading 5 Char" style:family="text" style:parent-style-name="Default_20_Paragraph_20_Font" loext:linked-style-name="Heading_20_5">
      <style:text-properties style:font-name="Aptos Display" fo:font-family="'Aptos Display'"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style:style>
    <style:style style:name="Heading_20_6_20_Char" style:display-name="Heading 6 Char" style:family="text" style:parent-style-name="Default_20_Paragraph_20_Font" loext:linked-style-name="Heading_20_6">
      <style:text-properties style:font-name="Aptos Display" fo:font-family="'Aptos Display'"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style:style>
    <style:style style:name="Heading_20_7_20_Char" style:display-name="Heading 7 Char" style:family="text" style:parent-style-name="Default_20_Paragraph_20_Font" loext:linked-style-name="Heading_20_7">
      <style:text-properties style:font-name="Aptos Display" fo:font-family="'Aptos Display'"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Noto Sans Arabic" style:font-family-complex="'Noto Sans Arabic'" style:font-family-generic-complex="system" style:font-pitch-complex="variable" style:font-size-complex="10pt" style:font-style-complex="italic" style:font-weight-complex="bold"/>
    </style:style>
    <style:style style:name="Heading_20_8_20_Char" style:display-name="Heading 8 Char" style:family="text" style:parent-style-name="Default_20_Paragraph_20_Font" loext:linked-style-name="Heading_20_8">
      <style:text-properties style:font-name="Aptos Display" fo:font-family="'Aptos Display'" style:font-family-generic="roman" style:font-pitch="variable" fo:font-size="9pt" fo:font-style="italic" fo:font-weight="bold" style:font-name-asian="DejaVu Sans" style:font-family-asian="'DejaVu Sans'" style:font-family-generic-asian="system" style:font-pitch-asian="variable" style:font-size-asian="9pt" style:font-style-asian="italic" style:font-weight-asian="bold" style:font-name-complex="Noto Sans Arabic" style:font-family-complex="'Noto Sans Arabic'" style:font-family-generic-complex="system" style:font-pitch-complex="variable" style:font-size-complex="9pt" style:font-style-complex="italic" style:font-weight-complex="bold"/>
    </style:style>
    <style:style style:name="Heading_20_9_20_Char" style:display-name="Heading 9 Char" style:family="text" style:parent-style-name="Default_20_Paragraph_20_Font" loext:linked-style-name="Heading_20_9">
      <style:text-properties style:font-name="Aptos Display" fo:font-family="'Aptos Display'" style:font-family-generic="roman" style:font-pitch="variable" fo:font-size="9pt" fo:font-style="italic" style:font-name-asian="DejaVu Sans" style:font-family-asian="'DejaVu Sans'" style:font-family-generic-asian="system" style:font-pitch-asian="variable" style:font-size-asian="9pt" style:font-style-asian="italic" style:font-name-complex="Noto Sans Arabic" style:font-family-complex="'Noto Sans Arabic'" style:font-family-generic-complex="system" style:font-pitch-complex="variable" style:font-size-complex="9pt" style:font-style-complex="italic"/>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30pt" fo:letter-spacing="0.018cm" fo:font-style="italic" fo:font-weight="bold" style:font-name-asian="DejaVu Sans" style:font-family-asian="'DejaVu Sans'" style:font-family-generic-asian="system" style:font-pitch-asian="variable" style:font-size-asian="30pt" style:font-style-asian="italic" style:font-weight-asian="bold" style:font-name-complex="Noto Sans Arabic" style:font-family-complex="'Noto Sans Arabic'" style:font-family-generic-complex="system" style:font-pitch-complex="variable" style:font-size-complex="30pt" style:font-style-complex="italic" style:font-weight-complex="bold"/>
    </style:style>
    <style:style style:name="Subtitle_20_Char" style:display-name="Subtitle Char" style:family="text" style:parent-style-name="Default_20_Paragraph_20_Font" loext:linked-style-name="Subtitle">
      <style:text-properties fo:color="#808080" loext:opacity="100%" fo:font-size="12pt" fo:letter-spacing="0.018cm" fo:font-style="italic" style:font-size-asian="12pt" style:font-style-asian="italic" style:font-size-complex="12pt" style:font-style-complex="italic">
        <loext:char-complex-color loext:theme-type="dark1" loext:color-type="theme">
          <loext:transformation loext:type="tint" loext:value="5019"/>
        </loext:char-complex-color>
      </style:text-properties>
    </style:style>
    <style:style style:name="Strong_20_Emphasis" style:display-name="Strong Emphasis" style:family="text" style:parent-style-name="Default_20_Paragraph_20_Font">
      <style:text-properties fo:letter-spacing="normal" fo:font-weight="bold" style:font-weight-asian="bold" style:font-weight-complex="bold"/>
    </style:style>
    <style:style style:name="Emphasis" style:family="text">
      <style:text-properties style:use-window-font-color="true" loext:opacity="0%" fo:font-style="italic" fo:font-weight="bold" style:font-style-asian="italic" style:font-weight-asian="bold" style:font-style-complex="italic" style:font-weight-complex="bold"/>
    </style:style>
    <style:style style:name="No_20_Spacing_20_Char" style:display-name="No Spacing Char" style:family="text" style:parent-style-name="Default_20_Paragraph_20_Font" loext:linked-style-name="No_20_Spacing"/>
    <style:style style:name="Quote_20_Char" style:display-name="Quote Char" style:family="text" style:parent-style-name="Default_20_Paragraph_20_Font" loext:linked-style-name="Quote">
      <style:text-properties fo:color="#5a5a5a" loext:opacity="100%">
        <loext:char-complex-color loext:theme-type="dark1" loext:color-type="theme">
          <loext:transformation loext:type="tint" loext:value="3529"/>
        </loext:char-complex-color>
      </style:text-properties>
    </style:style>
    <style:style style:name="Intense_20_Quote_20_Char" style:display-name="Intense Quote Char" style:family="text" style:parent-style-name="Default_20_Paragraph_20_Font" loext:linked-style-name="Intense_20_Quote">
      <style:text-properties style:font-name="Aptos Display" fo:font-family="'Aptos Display'" style:font-family-generic="roman" style:font-pitch="variable" fo:font-size="10pt" fo:font-style="italic" style:font-name-asian="DejaVu Sans" style:font-family-asian="'DejaVu Sans'"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style:style>
    <style:style style:name="Subtle_20_Emphasis" style:display-name="Subtle Emphasis" style:family="text">
      <style:text-properties fo:color="#5a5a5a" loext:opacity="100%" fo:font-style="italic" style:font-style-asian="italic" style:font-style-complex="italic">
        <loext:char-complex-color loext:theme-type="dark1" loext:color-type="theme">
          <loext:transformation loext:type="tint" loext:value="3529"/>
        </loext:char-complex-color>
      </style:text-properties>
    </style:style>
    <style:style style:name="Intense_20_Emphasis" style:display-name="Intense Emphasis" style:family="text">
      <style:text-properties style:use-window-font-color="true" loext:opacity="0%" fo:font-style="italic" style:text-underline-style="solid" style:text-underline-width="auto" style:text-underline-color="font-color" fo:font-weight="bold" style:font-style-asian="italic" style:font-weight-asian="bold" style:font-style-complex="italic"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style:use-window-font-color="true" loext:opacity="0%" fo:font-weight="bold" style:font-weight-asian="bold" style:font-weight-complex="bold"/>
    </style:style>
    <style:style style:name="Book_20_Title" style:display-name="Book Title" style:family="text">
      <style:text-properties fo:font-variant="small-caps" style:use-window-font-color="true" loext:opacity="0%" style:font-name="Aptos Display" fo:font-family="'Aptos Display'" style:font-family-generic="roman" style:font-pitch="variable" style:text-underline-style="solid" style:text-underline-width="auto" style:text-underline-color="font-color" fo:font-weight="bold" style:font-name-asian="DejaVu Sans" style:font-family-asian="'DejaVu Sans'"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2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3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5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6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7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8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9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0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0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0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0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0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1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1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1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1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1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2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2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2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245cm" fo:margin-right="2.245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meta:editing-cycles>5</meta:editing-cycles>
    <meta:creation-date>2026-03-11T14:41:00</meta:creation-date>
    <dc:date>2026-05-05T00:38:10.815108988</dc:date>
    <meta:editing-duration>PT12M9S</meta:editing-duration>
    <meta:generator>LibreOffice/25.8.3.2$Linux_X86_64 LibreOffice_project/8ca8d55c161d602844f5428fa4b58097424e324e</meta:generator>
    <meta:document-statistic meta:table-count="2" meta:image-count="0" meta:object-count="0" meta:page-count="16" meta:paragraph-count="151" meta:word-count="1974" meta:character-count="13642" meta:non-whitespace-character-count="11873"/>
    <meta:user-defined meta:name="AppVersion">16.0000</meta:user-defined>
    <meta:template xlink:type="simple" xlink:actuate="onRequest" xlink:title="Normal.dotm" xlink:href=""/>
  </office:meta>
</office:document-meta>
</file>